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55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text-underline-style="solid" style:text-underline-width="auto" style:text-underline-color="font-color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a933" style:text-underline-style="none" style:text-underline-color="font-color"/>
    </style:style>
    <style:style style:name="T2" style:family="text">
      <style:text-properties fo:color="#00a93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Fig 3</text:p>
            <text:p><text:span text:style-name="T1">Total population</text:span></text:p>
          </table:table-cell>
          <table:table-cell table:style-name="ce4" office:value-type="string" calcext:value-type="string">
            <text:p>Without institutions</text:p>
            <text:p><text:span text:style-name="T4">(Rational agents)</text:span></text:p>
          </table:table-cell>
          <table:table-cell table:style-name="ce4" office:value-type="string" calcext:value-type="string">
            <text:p>With institutions</text:p>
            <text:p><text:span text:style-name="T4">(Behavioral agents)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nual CO2 produced per capita (<text:span text:style-name="T2">GHG</text:span>)</text:p>
          </table:table-cell>
          <table:table-cell office:value-type="float" office:value="1" calcext:value-type="float">
            <text:p>1</text:p>
          </table:table-cell>
          <table:table-cell office:value-type="float" office:value="3.0567" calcext:value-type="float">
            <text:p>3.0567</text:p>
          </table:table-cell>
          <table:table-cell table:style-name="ce11" office:value-type="string" calcext:value-type="string" table:number-columns-spanned="1" table:number-rows-spanned="2">
            <text:p>(after 20 timesteps, normalized to 1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mulative total PV investment (<text:span text:style-name="T2">COST</text:span>)</text:p>
          </table:table-cell>
          <table:table-cell office:value-type="float" office:value="1" calcext:value-type="float">
            <text:p>1</text:p>
          </table:table-cell>
          <table:table-cell office:value-type="float" office:value="0.9198" calcext:value-type="float">
            <text:p>0.9198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3" office:value-type="string" calcext:value-type="string">
            <text:p><text:span text:style-name="T3">Fig 4: distributional</text:span></text:p>
            <text:p><text:span text:style-name="T1">Per energy use group</text:span></text:p>
            <text:p><text:span text:style-name="T1">GHG (CO2 produced)</text:span></text:p>
          </table:table-cell>
          <table:table-cell table:style-name="ce4" office:value-type="string" calcext:value-type="string">
            <text:p>Without institutions</text:p>
            <text:p><text:span text:style-name="T4">(Rational agents)</text:span></text:p>
          </table:table-cell>
          <table:table-cell table:style-name="ce4" office:value-type="string" calcext:value-type="string">
            <text:p>With institutions</text:p>
            <text:p><text:span text:style-name="T4">(Behavioral agents)</text:span>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Energy use &lt; 1000 kWh/year</text:p>
          </table:table-cell>
          <table:table-cell table:style-name="ce5" office:value-type="percentage" office:value="0.5669" calcext:value-type="percentage">
            <text:p>56.69%</text:p>
          </table:table-cell>
          <table:table-cell table:style-name="ce5" office:value-type="percentage" office:value="0.0678" calcext:value-type="percentage">
            <text:p>6.78%</text:p>
          </table:table-cell>
          <table:table-cell table:style-name="ce11" office:value-type="string" calcext:value-type="string" table:number-columns-spanned="1" table:number-rows-spanned="7">
            <text:p>(after 20 timesteps, % of total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use 1000 – 2000 kWh/year</text:p>
          </table:table-cell>
          <table:table-cell table:style-name="ce5" office:value-type="percentage" office:value="0.4331" calcext:value-type="percentage">
            <text:p>43.31%</text:p>
          </table:table-cell>
          <table:table-cell table:style-name="ce5" office:value-type="percentage" office:value="0.1175" calcext:value-type="percentage">
            <text:p>11.75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2000 – 3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1389" calcext:value-type="percentage">
            <text:p>13.89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3000 – 4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1554" calcext:value-type="percentage">
            <text:p>15.54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4000 – 5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1652" calcext:value-type="percentage">
            <text:p>16.52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5000 – 6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164" calcext:value-type="percentage">
            <text:p>16.40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&gt; 6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1912" calcext:value-type="percentage">
            <text:p>19.12%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5" table:number-columns-repeated="2"/>
          <table:table-cell table:number-columns-repeated="1021"/>
        </table:table-row>
        <table:table-row table:style-name="ro5">
          <table:table-cell table:style-name="ce3" office:value-type="string" calcext:value-type="string">
            <text:p><text:span text:style-name="T3">Fig 4: distributional</text:span></text:p>
            <text:p><text:span text:style-name="T1">Per income group</text:span></text:p>
            <text:p><text:span text:style-name="T1">COST (cumulative PV investment)</text:span></text:p>
          </table:table-cell>
          <table:table-cell table:style-name="ce4" office:value-type="string" calcext:value-type="string">
            <text:p>Without institutions</text:p>
            <text:p><text:span text:style-name="T4">(Rational agents)</text:span></text:p>
          </table:table-cell>
          <table:table-cell table:style-name="ce4" office:value-type="string" calcext:value-type="string">
            <text:p>With institutions</text:p>
            <text:p><text:span text:style-name="T4">(Behavioral agents)</text:span>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Energy use &lt; 1000 kWh/year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414" calcext:value-type="percentage">
            <text:p>4.14%</text:p>
          </table:table-cell>
          <table:table-cell table:style-name="ce11" office:value-type="string" calcext:value-type="string" table:number-columns-spanned="1" table:number-rows-spanned="7">
            <text:p>(after 20 timesteps, % of total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use 1000 – 2000 kWh/year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5" office:value-type="percentage" office:value="0.0752" calcext:value-type="percentage">
            <text:p>7.52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2000 – 3000 kWh/year</text:p>
          </table:table-cell>
          <table:table-cell table:style-name="ce5" office:value-type="percentage" office:value="0.1244" calcext:value-type="percentage">
            <text:p>12.44%</text:p>
          </table:table-cell>
          <table:table-cell table:style-name="ce5" office:value-type="percentage" office:value="0.1099" calcext:value-type="percentage">
            <text:p>10.99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3000 – 4000 kWh/year</text:p>
          </table:table-cell>
          <table:table-cell table:style-name="ce5" office:value-type="percentage" office:value="0.156" calcext:value-type="percentage">
            <text:p>15.60%</text:p>
          </table:table-cell>
          <table:table-cell table:style-name="ce5" office:value-type="percentage" office:value="0.1433" calcext:value-type="percentage">
            <text:p>14.33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4000 – 5000 kWh/year</text:p>
          </table:table-cell>
          <table:table-cell table:style-name="ce5" office:value-type="percentage" office:value="0.1875" calcext:value-type="percentage">
            <text:p>18.75%</text:p>
          </table:table-cell>
          <table:table-cell table:style-name="ce5" office:value-type="percentage" office:value="0.1768" calcext:value-type="percentage">
            <text:p>17.68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5000 – 6000 kWh/year</text:p>
          </table:table-cell>
          <table:table-cell table:style-name="ce5" office:value-type="percentage" office:value="0.2189" calcext:value-type="percentage">
            <text:p>21.89%</text:p>
          </table:table-cell>
          <table:table-cell table:style-name="ce5" office:value-type="percentage" office:value="0.2113" calcext:value-type="percentage">
            <text:p>21.13%</text:p>
          </table:table-cell>
          <table:covered-table-cell/>
          <table:table-cell table:number-columns-repeated="1020"/>
        </table:table-row>
        <table:table-row table:style-name="ro3">
          <table:table-cell office:value-type="string" calcext:value-type="string">
            <text:p>Energy use &gt; 6000 kWh/year</text:p>
          </table:table-cell>
          <table:table-cell table:style-name="ce5" office:value-type="percentage" office:value="0.2505" calcext:value-type="percentage">
            <text:p>25.05%</text:p>
          </table:table-cell>
          <table:table-cell table:style-name="ce5" office:value-type="percentage" office:value="0.2421" calcext:value-type="percentage">
            <text:p>24.21%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3:25:53.046860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0:42:59.534419572</meta:creation-date>
    <meta:generator>LibreOffice/6.4.7.2$Linux_X86_64 LibreOffice_project/40$Build-2</meta:generator>
    <dc:date>2022-09-20T13:28:24.973544713</dc:date>
    <meta:editing-duration>PT27M56S</meta:editing-duration>
    <meta:editing-cycles>5</meta:editing-cycles>
    <meta:document-statistic meta:table-count="1" meta:cell-count="60" meta:object-count="0"/>
  </office:meta>
</office:document-meta>
</file>